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-工程管理(一）</text:p>
      <text:p text:style-name="Standard"/>
      <text:p text:style-name="Standard">到目前为止本书的上半部分已经完成了。在上半部分中，我们学习了基本的数据结构、算法和设计思想。在进行深入学习之前，我们把前面所写的代码整理成一个通用的函数库，这个函数可能在以后的工作中用得着。</text:p>
      <text:p text:style-name="Standard"/>
      <text:p text:style-name="Standard">前面我们写的Makefile非常简单，大概类似下面的内容：</text:p>
      <text:p text:style-name="Standard"/>
      <text:p text:style-name="Standard">all: </text:p>
      <text:p text:style-name="Standard"><text:s text:c="4"/>gcc -Wall -g -DDARRAY_TEST darray.c -o darray_test </text:p>
      <text:p text:style-name="Standard"><text:s text:c="4"/>gcc -Wall -g -DDLIST_TEST dlist.c -o dlist_test </text:p>
      <text:p text:style-name="Standard"><text:s text:c="4"/>gcc -Wall -g linear_container_test.c -L./ -lcontainer -o container_test </text:p>
      <text:p text:style-name="Standard"><text:s text:c="4"/>gcc -Wall -g invert_ng.c -DINVERT_TEST -L./ -lcontainer -o invert_ng_test </text:p>
      <text:p text:style-name="Standard"><text:s text:c="4"/>gcc -Wall -g invert.c -DINVERT_TEST -L./ -lcontainer -o invert_test </text:p>
      <text:p text:style-name="Standard"><text:s text:c="4"/>gcc -Wall -g -shared darray.c <text:s/>dlist.c <text:s/>linear_container_darray.c linear_container_dlist.c -o libcontainer.so </text:p>
      <text:p text:style-name="Standard">clean: </text:p>
      <text:p text:style-name="Standard"><text:s text:c="4"/>rm *test *.so </text:p>
      <text:p text:style-name="Standard"/>
      <text:p text:style-name="Standard">这个简单的Makefile，对于我们学习编程已经够了，因为我们写的函数库没有真正的用户，只要测试程序通过就好了。但是作为一个真正的软件包，你还要考虑下列因素：</text:p>
      <text:p text:style-name="Standard"/>
      <text:p text:style-name="Standard">o 依赖规则。前面我们没有写编译依赖规则，不管源文件有没有变化，反正全部编译一遍。对于小程序来说用不了多少时间，那没有问题，而一些大模块可能要花上几十分钟，那就不可接受了。</text:p>
      <text:p text:style-name="Standard"/>
      <text:p text:style-name="Standard">o 不同平台之间的差异。 同是支持POSIX标准的unix-like操作系统，多多少少都有些不同。即使同样是Linux，发行版本不一样，或者libc(除了glibc外还有几种轻量级libc)不一样，或者使用的桌面环境(如KDE和GNOME)不一样，都会给编写跨平台软件来带一些困难。我们在编写软件时已经考虑到了可移植性问题，但是去检查编译环境就也是件麻烦的事。</text:p>
      <text:p text:style-name="Standard"/>
      <text:p text:style-name="Standard">o 交叉编译。在嵌入式环境中，我们在PC上编译在设备上运行的程序，或者在x86上编译在powerpc上运行的程序，这都是属于交叉编译。交叉编译产生不同于编译机器的机器码，这要求编译时使用不同(版本)的编译器。</text:p>
      <text:p text:style-name="Standard"/>
      <text:p text:style-name="Standard">o 同时为多个平台编译。比如编译一个在PC上运行的模拟环境和在ARM板子上实际运行的版本。在前面的Makefile里，编译生成的文件全部放在一个目录下，一次只能编译一个版本，切换到另外一个版本时，你要清除所有文件重新编译。</text:p>
      <text:p text:style-name="Standard"/>
      <text:p text:style-name="Standard">o 调用者如何使用。一个软件包肯定不是孤独存在的，一定有另外的函数库或应用程序使用它。调用者怎么知道这个软件包安装在哪里呢？有的安装在/usr下，有的安装<text:soft-page-break/>在/usr/local下，还有的安装到用户目录下。不知道安装在哪里，又怎样去链接它呢？</text:p>
      <text:p text:style-name="Standard"/>
      <text:p text:style-name="Standard">o Makefile的复杂度。要用Makefile解决上述问题，Makefile一定变得非常复杂。有兴趣的读者可以研究一下Firefox、Linux和Android的Makefile，这些Makefile可不是一般人可以写出来的，普通开发人员通常不愿意花几周时间去写Makefile吧。</text:p>
      <text:p text:style-name="Standard"/>
      <text:p text:style-name="Standard">其实这些问题都不用担心，因为开源界的前辈们早就遇到过了，并用非常巧妙的方式解决了它们。接下来，我们一起学习automake/autoconf，看看它是如何解决这些问题的。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3-22T10:26:30</meta:creation-date>
    <dc:creator>lixianjing</dc:creator>
    <dc:date>2009-03-30T22:08:36</dc:date>
    <meta:editing-cycles>166</meta:editing-cycles>
    <meta:editing-duration>PT3H43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537" meta:character-count="1527"/>
  </office:meta>
</office:document-meta>
</file>